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08-29" calcext:value-type="date">
            <text:p>2014-08-2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09-05" calcext:value-type="date">
            <text:p>2014-09-0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09-08" calcext:value-type="date">
            <text:p>2014-09-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09-12" calcext:value-type="date">
            <text:p>2014-09-12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09-16" calcext:value-type="date">
            <text:p>2014-09-1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09-18" calcext:value-type="date">
            <text:p>2014-09-1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09-22" calcext:value-type="date">
            <text:p>2014-09-2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09-24" calcext:value-type="date">
            <text:p>2014-09-2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09-26" calcext:value-type="date">
            <text:p>2014-09-26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01" calcext:value-type="date">
            <text:p>2014-10-0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03" calcext:value-type="date">
            <text:p>2014-10-0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08" calcext:value-type="date">
            <text:p>2014-10-0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10" calcext:value-type="date">
            <text:p>2014-10-1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15" calcext:value-type="date">
            <text:p>2014-10-15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17" calcext:value-type="date">
            <text:p>2014-10-17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22" calcext:value-type="date">
            <text:p>2014-10-22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25" calcext:value-type="date">
            <text:p>2014-10-25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29" calcext:value-type="date">
            <text:p>2014-10-29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0-31" calcext:value-type="date">
            <text:p>2014-10-3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1-05" calcext:value-type="date">
            <text:p>2014-11-0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1-07" calcext:value-type="date">
            <text:p>2014-11-0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1-12" calcext:value-type="date">
            <text:p>2014-11-12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1-14" calcext:value-type="date">
            <text:p>2014-11-14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1-19" calcext:value-type="date">
            <text:p>2014-11-19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1-21" calcext:value-type="date">
            <text:p>2014-11-21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1-26" calcext:value-type="date">
            <text:p>2014-11-26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01" calcext:value-type="date">
            <text:p>2014-12-01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03" calcext:value-type="date">
            <text:p>2014-12-03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10" calcext:value-type="date">
            <text:p>2014-12-1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15" calcext:value-type="date">
            <text:p>2014-12-15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17" calcext:value-type="date">
            <text:p>2014-12-17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22" calcext:value-type="date">
            <text:p>2014-12-22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23" calcext:value-type="date">
            <text:p>2014-12-23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24" calcext:value-type="date">
            <text:p>2014-12-24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26" calcext:value-type="date">
            <text:p>2014-12-26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29" calcext:value-type="date">
            <text:p>2014-12-29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30" calcext:value-type="date">
            <text:p>2014-12-30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4-12-31" calcext:value-type="date">
            <text:p>2014-12-31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02" calcext:value-type="date">
            <text:p>2015-01-02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05" calcext:value-type="date">
            <text:p>2015-01-05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06" calcext:value-type="date">
            <text:p>2015-01-06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07" calcext:value-type="date">
            <text:p>2015-01-07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08" calcext:value-type="date">
            <text:p>2015-01-08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09" calcext:value-type="date">
            <text:p>2015-01-09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12" calcext:value-type="date">
            <text:p>2015-01-12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13" calcext:value-type="date">
            <text:p>2015-01-13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14" calcext:value-type="date">
            <text:p>2015-01-14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15" calcext:value-type="date">
            <text:p>2015-01-15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16" calcext:value-type="date">
            <text:p>2015-01-16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19" calcext:value-type="date">
            <text:p>2015-01-19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20" calcext:value-type="date">
            <text:p>2015-01-20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21" calcext:value-type="date">
            <text:p>2015-01-21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22" calcext:value-type="date">
            <text:p>2015-01-22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23" calcext:value-type="date">
            <text:p>2015-01-23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26" calcext:value-type="date">
            <text:p>2015-01-26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27" calcext:value-type="date">
            <text:p>2015-01-27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28" calcext:value-type="date">
            <text:p>2015-01-28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29" calcext:value-type="date">
            <text:p>2015-01-29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1-30" calcext:value-type="date">
            <text:p>2015-01-3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02" calcext:value-type="date">
            <text:p>2015-02-0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03" calcext:value-type="date">
            <text:p>2015-02-03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04" calcext:value-type="date">
            <text:p>2015-02-04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05" calcext:value-type="date">
            <text:p>2015-02-05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06" calcext:value-type="date">
            <text:p>2015-02-06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10" calcext:value-type="date">
            <text:p>2015-02-1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11" calcext:value-type="date">
            <text:p>2015-02-11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12" calcext:value-type="date">
            <text:p>2015-02-12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13" calcext:value-type="date">
            <text:p>2015-02-13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16" calcext:value-type="date">
            <text:p>2015-02-16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17" calcext:value-type="date">
            <text:p>2015-02-17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18" calcext:value-type="date">
            <text:p>2015-02-18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19" calcext:value-type="date">
            <text:p>2015-02-19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20" calcext:value-type="date">
            <text:p>2015-02-20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23" calcext:value-type="date">
            <text:p>2015-02-23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25" calcext:value-type="date">
            <text:p>2015-02-25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26" calcext:value-type="date">
            <text:p>2015-02-26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2-27" calcext:value-type="date">
            <text:p>2015-02-27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02" calcext:value-type="date">
            <text:p>2015-03-0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04" calcext:value-type="date">
            <text:p>2015-03-04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05" calcext:value-type="date">
            <text:p>2015-03-05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06" calcext:value-type="date">
            <text:p>2015-03-06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10" calcext:value-type="date">
            <text:p>2015-03-10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11" calcext:value-type="date">
            <text:p>2015-03-11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12" calcext:value-type="date">
            <text:p>2015-03-12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13" calcext:value-type="date">
            <text:p>2015-03-13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16" calcext:value-type="date">
            <text:p>2015-03-16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17" calcext:value-type="date">
            <text:p>2015-03-17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18" calcext:value-type="date">
            <text:p>2015-03-18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20" calcext:value-type="date">
            <text:p>2015-03-20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23" calcext:value-type="date">
            <text:p>2015-03-23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24" calcext:value-type="date">
            <text:p>2015-03-24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25" calcext:value-type="date">
            <text:p>2015-03-25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26" calcext:value-type="date">
            <text:p>2015-03-26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3-27" calcext:value-type="date">
            <text:p>2015-03-27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07" calcext:value-type="date">
            <text:p>2015-04-07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09" calcext:value-type="date">
            <text:p>2015-04-09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13" calcext:value-type="date">
            <text:p>2015-04-13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14" calcext:value-type="date">
            <text:p>2015-04-14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15" calcext:value-type="date">
            <text:p>2015-04-15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16" calcext:value-type="date">
            <text:p>2015-04-16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17" calcext:value-type="date">
            <text:p>2015-04-17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20" calcext:value-type="date">
            <text:p>2015-04-20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21" calcext:value-type="date">
            <text:p>2015-04-21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22" calcext:value-type="date">
            <text:p>2015-04-22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23" calcext:value-type="date">
            <text:p>2015-04-23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24" calcext:value-type="date">
            <text:p>2015-04-24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27" calcext:value-type="date">
            <text:p>2015-04-27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28" calcext:value-type="date">
            <text:p>2015-04-28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4-30" calcext:value-type="date">
            <text:p>2015-04-30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01" calcext:value-type="date">
            <text:p>2015-05-01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04" calcext:value-type="date">
            <text:p>2015-05-04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05" calcext:value-type="date">
            <text:p>2015-05-05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06" calcext:value-type="date">
            <text:p>2015-05-06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07" calcext:value-type="date">
            <text:p>2015-05-07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08" calcext:value-type="date">
            <text:p>2015-05-08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11" calcext:value-type="date">
            <text:p>2015-05-11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12" calcext:value-type="date">
            <text:p>2015-05-12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13" calcext:value-type="date">
            <text:p>2015-05-13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14" calcext:value-type="date">
            <text:p>2015-05-14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15" calcext:value-type="date">
            <text:p>2015-05-15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18" calcext:value-type="date">
            <text:p>2015-05-18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19" calcext:value-type="date">
            <text:p>2015-05-19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20" calcext:value-type="date">
            <text:p>2015-05-20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21" calcext:value-type="date">
            <text:p>2015-05-21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22" calcext:value-type="date">
            <text:p>2015-05-22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25" calcext:value-type="date">
            <text:p>2015-05-25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26" calcext:value-type="date">
            <text:p>2015-05-26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27" calcext:value-type="date">
            <text:p>2015-05-27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28" calcext:value-type="date">
            <text:p>2015-05-28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5-29" calcext:value-type="date">
            <text:p>2015-05-29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01" calcext:value-type="date">
            <text:p>2015-06-0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02" calcext:value-type="date">
            <text:p>2015-06-02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03" calcext:value-type="date">
            <text:p>2015-06-03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04" calcext:value-type="date">
            <text:p>2015-06-04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05" calcext:value-type="date">
            <text:p>2015-06-05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08" calcext:value-type="date">
            <text:p>2015-06-08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09" calcext:value-type="date">
            <text:p>2015-06-09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10" calcext:value-type="date">
            <text:p>2015-06-10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11" calcext:value-type="date">
            <text:p>2015-06-11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12" calcext:value-type="date">
            <text:p>2015-06-12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15" calcext:value-type="date">
            <text:p>2015-06-15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16" calcext:value-type="date">
            <text:p>2015-06-16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17" calcext:value-type="date">
            <text:p>2015-06-17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18" calcext:value-type="date">
            <text:p>2015-06-18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19" calcext:value-type="date">
            <text:p>2015-06-19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22" calcext:value-type="date">
            <text:p>2015-06-22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23" calcext:value-type="date">
            <text:p>2015-06-23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24" calcext:value-type="date">
            <text:p>2015-06-24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25" calcext:value-type="date">
            <text:p>2015-06-25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26" calcext:value-type="date">
            <text:p>2015-06-26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29" calcext:value-type="date">
            <text:p>2015-06-29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6-30" calcext:value-type="date">
            <text:p>2015-06-30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01" calcext:value-type="date">
            <text:p>2015-07-01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02" calcext:value-type="date">
            <text:p>2015-07-02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03" calcext:value-type="date">
            <text:p>2015-07-03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06" calcext:value-type="date">
            <text:p>2015-07-06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07" calcext:value-type="date">
            <text:p>2015-07-07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08" calcext:value-type="date">
            <text:p>2015-07-08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09" calcext:value-type="date">
            <text:p>2015-07-09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10" calcext:value-type="date">
            <text:p>2015-07-10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13" calcext:value-type="date">
            <text:p>2015-07-13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14" calcext:value-type="date">
            <text:p>2015-07-14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15" calcext:value-type="date">
            <text:p>2015-07-15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16" calcext:value-type="date">
            <text:p>2015-07-16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17" calcext:value-type="date">
            <text:p>2015-07-17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20" calcext:value-type="date">
            <text:p>2015-07-20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21" calcext:value-type="date">
            <text:p>2015-07-21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22" calcext:value-type="date">
            <text:p>2015-07-22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23" calcext:value-type="date">
            <text:p>2015-07-23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24" calcext:value-type="date">
            <text:p>2015-07-24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27" calcext:value-type="date">
            <text:p>2015-07-27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28" calcext:value-type="date">
            <text:p>2015-07-28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29" calcext:value-type="date">
            <text:p>2015-07-29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30" calcext:value-type="date">
            <text:p>2015-07-30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7-31" calcext:value-type="date">
            <text:p>2015-07-31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03" calcext:value-type="date">
            <text:p>2015-08-03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04" calcext:value-type="date">
            <text:p>2015-08-04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05" calcext:value-type="date">
            <text:p>2015-08-05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06" calcext:value-type="date">
            <text:p>2015-08-06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07" calcext:value-type="date">
            <text:p>2015-08-07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10" calcext:value-type="date">
            <text:p>2015-08-10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11" calcext:value-type="date">
            <text:p>2015-08-11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12" calcext:value-type="date">
            <text:p>2015-08-12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13" calcext:value-type="date">
            <text:p>2015-08-13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14" calcext:value-type="date">
            <text:p>2015-08-14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17" calcext:value-type="date">
            <text:p>2015-08-17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18" calcext:value-type="date">
            <text:p>2015-08-18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19" calcext:value-type="date">
            <text:p>2015-08-19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20" calcext:value-type="date">
            <text:p>2015-08-20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21" calcext:value-type="date">
            <text:p>2015-08-21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24" calcext:value-type="date">
            <text:p>2015-08-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25" calcext:value-type="date">
            <text:p>2015-08-25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26" calcext:value-type="date">
            <text:p>2015-08-26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27" calcext:value-type="date">
            <text:p>2015-08-27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28" calcext:value-type="date">
            <text:p>2015-08-28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8-31" calcext:value-type="date">
            <text:p>2015-08-31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01" calcext:value-type="date">
            <text:p>2015-09-01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02" calcext:value-type="date">
            <text:p>2015-09-02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03" calcext:value-type="date">
            <text:p>2015-09-03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04" calcext:value-type="date">
            <text:p>2015-09-04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07" calcext:value-type="date">
            <text:p>2015-09-07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08" calcext:value-type="date">
            <text:p>2015-09-08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09" calcext:value-type="date">
            <text:p>2015-09-09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10" calcext:value-type="date">
            <text:p>2015-09-10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11" calcext:value-type="date">
            <text:p>2015-09-11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14" calcext:value-type="date">
            <text:p>2015-09-14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15" calcext:value-type="date">
            <text:p>2015-09-15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16" calcext:value-type="date">
            <text:p>2015-09-16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17" calcext:value-type="date">
            <text:p>2015-09-17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18" calcext:value-type="date">
            <text:p>2015-09-18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21" calcext:value-type="date">
            <text:p>2015-09-21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22" calcext:value-type="date">
            <text:p>2015-09-22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23" calcext:value-type="date">
            <text:p>2015-09-23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24" calcext:value-type="date">
            <text:p>2015-09-24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25" calcext:value-type="date">
            <text:p>2015-09-25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28" calcext:value-type="date">
            <text:p>2015-09-28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29" calcext:value-type="date">
            <text:p>2015-09-29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09-30" calcext:value-type="date">
            <text:p>2015-09-3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01" calcext:value-type="date">
            <text:p>2015-10-01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02" calcext:value-type="date">
            <text:p>2015-10-02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05" calcext:value-type="date">
            <text:p>2015-10-05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06" calcext:value-type="date">
            <text:p>2015-10-06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07" calcext:value-type="date">
            <text:p>2015-10-07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08" calcext:value-type="date">
            <text:p>2015-10-08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09" calcext:value-type="date">
            <text:p>2015-10-09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13" calcext:value-type="date">
            <text:p>2015-10-13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15" calcext:value-type="date">
            <text:p>2015-10-15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16" calcext:value-type="date">
            <text:p>2015-10-1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20" calcext:value-type="date">
            <text:p>2015-10-20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22" calcext:value-type="date">
            <text:p>2015-10-22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23" calcext:value-type="date">
            <text:p>2015-10-23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26" calcext:value-type="date">
            <text:p>2015-10-26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27" calcext:value-type="date">
            <text:p>2015-10-27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29" calcext:value-type="date">
            <text:p>2015-10-29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0-30" calcext:value-type="date">
            <text:p>2015-10-30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03" calcext:value-type="date">
            <text:p>2015-11-03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05" calcext:value-type="date">
            <text:p>2015-11-05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06" calcext:value-type="date">
            <text:p>2015-11-06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10" calcext:value-type="date">
            <text:p>2015-11-10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11" calcext:value-type="date">
            <text:p>2015-11-11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12" calcext:value-type="date">
            <text:p>2015-11-12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16" calcext:value-type="date">
            <text:p>2015-11-16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17" calcext:value-type="date">
            <text:p>2015-11-17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20" calcext:value-type="date">
            <text:p>2015-11-20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24" calcext:value-type="date">
            <text:p>2015-11-24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1-26" calcext:value-type="date">
            <text:p>2015-11-26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01" calcext:value-type="date">
            <text:p>2015-12-01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02" calcext:value-type="date">
            <text:p>2015-12-02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03" calcext:value-type="date">
            <text:p>2015-12-03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09" calcext:value-type="date">
            <text:p>2015-12-09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10" calcext:value-type="date">
            <text:p>2015-12-10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11" calcext:value-type="date">
            <text:p>2015-12-11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15" calcext:value-type="date">
            <text:p>2015-12-15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16" calcext:value-type="date">
            <text:p>2015-12-16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17" calcext:value-type="date">
            <text:p>2015-12-17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22" calcext:value-type="date">
            <text:p>2015-12-22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23" calcext:value-type="date">
            <text:p>2015-12-23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5-12-29" calcext:value-type="date">
            <text:p>2015-12-29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umulative number of confirmed Ebola cases</text:p>
          </table:table-cell>
          <table:table-cell office:value-type="string" calcext:value-type="string">
            <text:p>Guinea</text:p>
          </table:table-cell>
          <table:table-cell office:value-type="date" office:date-value="2016-03-23" calcext:value-type="date">
            <text:p>2016-03-23</text:p>
          </table:table-cell>
          <table:table-cell office:value-type="float" office:value="3351" calcext:value-type="float">
            <text:p>3351</text:p>
          </table:table-cell>
        </table:table-row>
      </table:table>
      <table:named-expressions/>
      <table:database-ranges>
        <table:database-range table:name="__Anonymous_Sheet_DB__0" table:target-range-address="Sheet1.A1:Sheet1.D25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2:03:46.790588044</meta:creation-date>
    <dc:date>2024-04-21T12:04:37.318995799</dc:date>
    <meta:editing-duration>PT51S</meta:editing-duration>
    <meta:editing-cycles>1</meta:editing-cycles>
    <meta:document-statistic meta:table-count="1" meta:cell-count="1036" meta:object-count="0"/>
    <meta:generator>LibreOffice/7.3.7.2$Linux_X86_64 LibreOffice_project/30$Build-2</meta:generator>
  </office:meta>
</office:document-meta>
</file>